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8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0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0.5" calcext:value-type="float">
            <text:p>0.5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-0.3" calcext:value-type="float">
            <text:p>-0.3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1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2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Δ</text:span>W</text:p>
          </table:table-cell>
          <table:covered-table-cell table:style-name="ce1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table table:name="Concat" table:style-name="ta1">
        <table:table-column table:style-name="co4" table:number-columns-repeated="4" table:default-cell-style-name="Default"/>
        <table:table-column table:style-name="co4" table:default-cell-style-name="ce10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FORWARD</text:p>
          </table:table-cell>
          <table:covered-table-cell table:number-columns-repeated="4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BACKWARD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4" table:formula="of:=[.E17:.E20]" office:value-type="float" office:value="-1" calcext:value-type="float">
            <text:p>-1</text:p>
          </table:table-cell>
          <table:table-cell table:style-name="ce37" table:number-matrix-columns-spanned="1" table:number-matrix-rows-spanned="2" table:formula="of:=[.E21:.E22]" office:value-type="float" office:value="-0" calcext:value-type="float">
            <text:p>0</text:p>
          </table:table-cell>
          <table:table-cell table:style-name="ce37" table:number-matrix-columns-spanned="1" table:number-matrix-rows-spanned="3" table:formula="of:=[.E23:.E25]" office:value-type="float" office:value="0.2" calcext:value-type="float">
            <text:p>0.2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5" office:value-type="float" office:value="-0.7" calcext:value-type="float">
            <text:p>-0.7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"/>
          <table:table-cell table:style-name="ce5" office:value-type="float" office:value="-0.7" calcext:value-type="float">
            <text:p>-0.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number-columns-repeated="3"/>
          <table:table-cell table:formula="of:=ROUND(RAND() * 20 - 10) / 10" office:value-type="float" office:value="0.3" calcext:value-type="float">
            <text:p>0.3</text:p>
          </table:table-cell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table:style-name="ce5" office:value-type="float" office:value="-0.7" calcext:value-type="float">
            <text:p>-0.7</text:p>
          </table:table-cell>
        </table:table-row>
      </table:table>
      <table:table table:name="Sum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[.A5:.A7]+[.B5:.B7]+[.C5:.C7]+[.D5:.D7]" office:value-type="float" office:value="-1.1" calcext:value-type="float">
            <text:p>-1.1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4" table:number-matrix-columns-spanned="1" table:number-matrix-rows-spanned="3" table:formula="of:=[.F13:.F15]" office:value-type="float" office:value="-1" calcext:value-type="float">
            <text:p>-1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Avg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([.A5:.A7]+[.B5:.B7]+[.C5:.C7]+[.D5:.D7])/4" office:value-type="float" office:value="-0.275" calcext:value-type="float">
            <text:p>-0.27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075" calcext:value-type="float">
            <text:p>0.075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025" calcext:value-type="float">
            <text:p>0.025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Product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3"/>
        </table:table-row>
        <table:table-row table:style-name="ro1">
          <table:table-cell table:style-name="ce2" office:value-type="string" calcext:value-type="string" table:number-columns-spanned="7" table:number-rows-spanned="1">
            <text:p>FORWARD</text:p>
          </table:table-cell>
          <table:covered-table-cell table:number-columns-repeated="6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 table:style-name="ce3" office:value-type="string" calcext:value-type="string">
            <text:p>I<text:span text:style-name="T1">5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/>
          <table:table-cell table:style-name="ce41" table:number-matrix-columns-spanned="1" table:number-matrix-rows-spanned="3" table:formula="of:=[.A5:.A7]*[.B5:.B7]*[.C5:.C7]*[.D5:.D7]*[.E5:.E7]" office:value-type="float" office:value="-0" calcext:value-type="float">
            <text:p>0.0000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-0.9" calcext:value-type="float">
            <text:p>-0.9</text:p>
          </table:table-cell>
          <table:table-cell/>
          <table:table-cell table:style-name="ce39" office:value-type="float" office:value="-0.1134" calcext:value-type="float">
            <text:p>-0.11340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40" office:value-type="float" office:value="-0.096" calcext:value-type="float">
            <text:p>-0.09600</text:p>
          </table:table-cell>
        </table:table-row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BACKWARD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 table:style-name="ce3" office:value-type="string" calcext:value-type="string">
            <text:p>ΔI<text:span text:style-name="T1">5</text:span></text:p>
          </table:table-cell>
          <table:table-cell/>
          <table:table-cell table:style-name="ce35" office:value-type="string" calcext:value-type="string">
            <text:p>ΔO</text:p>
          </table:table-cell>
        </table:table-row>
        <table:table-row table:style-name="ro1">
          <table:table-cell table:style-name="ce38" table:number-matrix-columns-spanned="1" table:number-matrix-rows-spanned="3" table:formula="of:=[.G13:.G15]*[.B5:.B7]*[.C5:.C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C5:.C7]*[.D5:.D7]*[.E5:.E7]" office:value-type="float" office:value="0.11025" calcext:value-type="float">
            <text:p>0.11025</text:p>
          </table:table-cell>
          <table:table-cell table:style-name="ce38" table:number-matrix-columns-spanned="1" table:number-matrix-rows-spanned="3" table:formula="of:=[.G13:.G15]*[.A5:.A7]*[.B5:.B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E5:.E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D5:.D7]" office:value-type="float" office:value="-0" calcext:value-type="float">
            <text:p>0.00000</text:p>
          </table:table-cell>
          <table:table-cell/>
          <table:table-cell table:style-name="ce4" office:value-type="float" office:value="0.7" calcext:value-type="float">
            <text:p>0.7</text:p>
          </table:table-cell>
        </table:table-row>
        <table:table-row table:style-name="ro1">
          <table:table-cell table:style-name="ce39" office:value-type="float" office:value="0.063" calcext:value-type="float">
            <text:p>0.06300</text:p>
          </table:table-cell>
          <table:table-cell table:style-name="ce39" office:value-type="float" office:value="0.1134" calcext:value-type="float">
            <text:p>0.11340</text:p>
          </table:table-cell>
          <table:table-cell table:style-name="ce39" office:value-type="float" office:value="-0.081" calcext:value-type="float">
            <text:p>-0.08100</text:p>
          </table:table-cell>
          <table:table-cell table:style-name="ce39" office:value-type="float" office:value="-0.14175" calcext:value-type="float">
            <text:p>-0.14175</text:p>
          </table:table-cell>
          <table:table-cell table:style-name="ce39" office:value-type="float" office:value="-0.063" calcext:value-type="float">
            <text:p>-0.06300</text:p>
          </table:table-cell>
          <table:table-cell/>
          <table:table-cell table:style-name="ce10" office:value-type="float" office:value="-0.5" calcext:value-type="float">
            <text:p>-0.5</text:p>
          </table:table-cell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style-name="ce40" office:value-type="float" office:value="-0.1536" calcext:value-type="float">
            <text:p>-0.15360</text:p>
          </table:table-cell>
          <table:table-cell/>
          <table:table-cell table:style-name="ce5"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3:41:31.185292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5.1.6.2$Linux_X86_64 LibreOffice_project/10m0$Build-2</meta:generator>
    <dc:date>2018-06-11T13:43:22.584906858</dc:date>
    <meta:editing-duration>PT46M45S</meta:editing-duration>
    <meta:editing-cycles>8</meta:editing-cycles>
    <meta:document-statistic meta:table-count="6" meta:cell-count="337" meta:object-count="0"/>
  </office:meta>
</office:document-meta>
</file>